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Header">
      <style:paragraph-properties fo:text-align="end" style:justify-single-word="false"/>
      <style:text-properties officeooo:rsid="00172310" officeooo:paragraph-rsid="00172310"/>
    </style:style>
    <style:style style:name="P2" style:family="paragraph" style:parent-style-name="Standard">
      <style:paragraph-properties fo:text-align="center" style:justify-single-word="false"/>
      <style:text-properties officeooo:rsid="00172310" officeooo:paragraph-rsid="00172310"/>
    </style:style>
    <style:style style:name="P3" style:family="paragraph" style:parent-style-name="Standard">
      <style:paragraph-properties fo:text-align="start" style:justify-single-word="false"/>
      <style:text-properties officeooo:rsid="00172310" officeooo:paragraph-rsid="00172310"/>
    </style:style>
    <style:style style:name="P4" style:family="paragraph" style:parent-style-name="Standard">
      <style:paragraph-properties fo:text-align="start" style:justify-single-word="false"/>
      <style:text-properties officeooo:rsid="00172310" officeooo:paragraph-rsid="00172310"/>
    </style:style>
    <style:style style:name="T1" style:family="text">
      <style:text-properties officeooo:rsid="00187c57"/>
    </style:style>
    <style:style style:name="T2" style:family="text">
      <style:text-properties officeooo:rsid="001b759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sponse – Disillusionment &amp; In-Class Article</text:p>
      <text:p text:style-name="P2"/>
      <text:p text:style-name="P3"><text:tab/><text:span text:style-name="T1">I'm going to be completely honest and say that I cannot relate to the particular article we read in class in any way, shape, or form. I'm admittedly privileged to have a stable, socioeconomically top 5% family, both parents college educated and working great jobs, yet with enough flexibility to spend time with their kids. Probably the only area in which my parents and I frequently disagree are our opinions on how much time I should be spending in my workshop and on my computer. My biggest day-to-day worry isn't if I'll be returning home from school each day to a violent situation, or if my parents will be able to put food on the table. It's wondering if the code I've been writing will compile properly, or if my 3D printer's z-axis has become misaligned. I legitimately have no way of relating, so I don't believe I can lend a novel perspective, </text:span></text:p>
      <text:p text:style-name="P3"><text:tab/><text:span text:style-name="T2">Despite this, I can certainly see where the disillusionment many have pointed out in our society is coming from. If I were to be in a situation orders of magnitude worse than mine, I would almost certainly be drawn towards artists I feel I could relate with, explaining the rise in rap music's popularit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72310" officeooo:paragraph-rsid="0017231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olomon Greenberg</text:p>
        <text:p text:style-name="MP1">2015/10/25</text:p>
        <text:p text:style-name="MP1">Period 5</text:p>
        <text:p text:style-name="MP1">Hottmann – Lit/Comp 1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4:53:25.878655381</meta:creation-date>
    <dc:date>2015-10-25T16:00:58.836594564</dc:date>
    <meta:editing-duration>PT6M20S</meta:editing-duration>
    <meta:editing-cycles>2</meta:editing-cycles>
    <meta:generator>LibreOffice/4.3.3.2$Linux_X86_64 LibreOffice_project/430m0$Build-2</meta:generator>
    <meta:document-statistic meta:table-count="0" meta:image-count="0" meta:object-count="0" meta:page-count="1" meta:paragraph-count="7" meta:word-count="220" meta:character-count="1265" meta:non-whitespace-character-count="1046"/>
  </office:meta>
</office:document-meta>
</file>